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4785" officeooo:paragraph-rsid="001b47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>강길부 강병원 강석진 강석호</text:p>
      <text:p text:style-name="P1">경대수 고용진 곽대훈 곽상도</text:p>
      <text:p text:style-name="P1">권성동 권은희 금태섭 김관영</text:p>
      <text:p text:style-name="P1">김광수 김규환 김기선 김도읍</text:p>
      <text:p text:style-name="P1">김동철 김명연 김무성 김삼화</text:p>
      <text:p text:style-name="P1">김상훈 김석기 김선동 김성수</text:p>
      <text:p text:style-name="P1">김성식 김성원 김성찬 김성태</text:p>
      <text:p text:style-name="P1">金成泰 김세연 김수민 김순례</text:p>
      <text:p text:style-name="P1">김승희 김영우 김영호 김용태</text:p>
      <text:p text:style-name="P1">김재원 김정재 김종대 김종석</text:p>
      <text:p text:style-name="P1">김종회 김중로 김진태 김진표</text:p>
      <text:p text:style-name="P1">김철민 김태흠 김학용 김한표</text:p>
      <text:p text:style-name="P1">김해영 김현아 나경원 노회찬</text:p>
      <text:p text:style-name="P1">문진국 문희상 민경욱 박경미</text:p>
      <text:p text:style-name="P1">박대출 박덕흠 박맹우 박명재</text:p>
      <text:p text:style-name="P1">박선숙 박성중 박순자 박완수</text:p>
      <text:p text:style-name="P1">박용진 박인숙 박주선 박지원</text:p>
      <text:p text:style-name="P1">백승주 변재일 서청원 성일종</text:p>
      <text:p text:style-name="P1">손금주 송석준 송영길 송옥주</text:p>
      <text:p text:style-name="P1">송희경 신보라 신상진 신용현</text:p>
      <text:p text:style-name="P1">신창현 심상정 심재철 안민석</text:p>
      <text:p text:style-name="P1">안상수 안호영 어기구 엄용수</text:p>
      <text:p text:style-name="P1">오세정 오신환 오제세 우원식</text:p>
      <text:p text:style-name="P1">원유철 유기준 유민봉 유의동</text:p>
      <text:p text:style-name="P1">유재중 윤상직 윤상현 윤영석</text:p>
      <text:p text:style-name="P1">윤영일 윤재옥 윤종필 윤한홍</text:p>
      <text:p text:style-name="P1">이개호 이군현 이동섭 이만희</text:p>
      <text:p text:style-name="P1">이명수 이상돈 이상민 이수혁</text:p>
      <text:p text:style-name="P1">이양수 이완영 이용득 이용주</text:p>
      <text:p text:style-name="P1">이용호 이은권 이은재 이장우</text:p>
      <text:p text:style-name="P1">이정미 이정현 이종구 이종명</text:p>
      <text:p text:style-name="P1">이종배 이주영 이진복 이찬열</text:p>
      <text:p text:style-name="P1">이채익 이철규 이태규 이학재</text:p>
      <text:p text:style-name="P1">이헌승 이현재 이훈 임이자</text:p>
      <text:p text:style-name="P1">장병완 장석춘 장정숙 장제원</text:p>
      <text:p text:style-name="P1">전혜숙 전희경 정갑윤 정동영</text:p>
      <text:p text:style-name="P1">정병국 정성호 정세균 정양석</text:p>
      <text:p text:style-name="P1">정용기 정우택 정운천 정유섭</text:p>
      <text:p text:style-name="P1">정인화 정종섭 정진석 정춘숙</text:p>
      <text:p text:style-name="P1">정태옥 조경태 조훈현 주광덕</text:p>
      <text:p text:style-name="P1">주승용 주호영 지상욱 진선미</text:p>
      <text:p text:style-name="P1">진영 채이배 최경환(평) 최교일</text:p>
      <text:p text:style-name="P1">최도자 최연혜 최운열 최인호</text:p>
      <text:p text:style-name="P1">추경호 한선교 함진규 홍문종</text:p>
      <text:p text:style-name="P1">홍문표 홍영표 홍익표 홍일표</text:p>
      <text:p text:style-name="P1">홍철호 황영철 황주홍</text:p>
      <text:p text:style-name="P1">강훈식 권미혁 김경협 김두관</text:p>
      <text:p text:style-name="P1">김병기 김병욱 김종민 김한정</text:p>
      <text:p text:style-name="P1">김현권 민병두 박광온 박재호</text:p>
      <text:p text:style-name="P1">박정 박찬대 백재현 서영교</text:p>
      <text:p text:style-name="P1">설훈 소병훈 손혜원 송기헌</text:p>
      <text:p text:style-name="P1">심기준 심재권 안규백 우상호</text:p>
      <text:p text:style-name="P1">원혜영 위성곤 유동수 유승희</text:p>
      <text:p text:style-name="P1">유은혜 윤후덕 이석현 이원욱</text:p>
      <text:p text:style-name="P1">이인영 이재정 이철희 인재근</text:p>
      <text:p text:style-name="P1">정재호 조승래 조응천 조정식</text:p>
      <text:p text:style-name="P1">표창원 한정애 홍의락</text:p>
      <text:p text:style-name="P1">권칠승 기동민 김상희 김태년</text:p>
      <text:p text:style-name="P1">남인순 박범계 박영선 박주민</text:p>
      <text:p text:style-name="P1"><text:soft-page-break/>박홍근 백혜련 서형수 신경민</text:p>
      <text:p text:style-name="P1">신동근 오영훈 유승민 윤호중</text:p>
      <text:p text:style-name="P1">이언주 이종걸 이학영 전재수</text:p>
      <text:p text:style-name="P1">전해철 전현희 추혜선 황희</text:p>
      <text:p text:style-name="P1"/>
      <text:p text:style-name="P1">2</text:p>
      <text:p text:style-name="P1">강길부 강병원 강훈식 경대수</text:p>
      <text:p text:style-name="P1">고용진 권미혁 권은희 권칠승</text:p>
      <text:p text:style-name="P1">금태섭 기동민 김경진 김경협</text:p>
      <text:p text:style-name="P1">김관영 김규환 김동철 김두관</text:p>
      <text:p text:style-name="P1">김민기 김병관 김병기 김병욱</text:p>
      <text:p text:style-name="P1">김상훈 김상희 김석기 김선동</text:p>
      <text:p text:style-name="P1">김성수 김성식 김성원 김성태</text:p>
      <text:p text:style-name="P1">김수민 김순례 김영우 김영진</text:p>
      <text:p text:style-name="P1">김영호 김정우 김종대 김종민</text:p>
      <text:p text:style-name="P1">김종석 김종회 김철민 김태년</text:p>
      <text:p text:style-name="P1">김한정 김한표 김해영 김현권</text:p>
      <text:p text:style-name="P1">노회찬 문진국 문희상 민병두</text:p>
      <text:p text:style-name="P1">민홍철 박경미 박광온 박범계</text:p>
      <text:p text:style-name="P1">박병석 박선숙 박순자 박영선</text:p>
      <text:p text:style-name="P1">박완주 박용진 박재호 박정</text:p>
      <text:p text:style-name="P1">박주민 박지원 박찬대 박홍근</text:p>
      <text:p text:style-name="P1">백재현 백혜련 변재일 서영교</text:p>
      <text:p text:style-name="P1">서청원 서형수 설훈 소병훈</text:p>
      <text:p text:style-name="P1">손금주 손혜원 송기헌 송석준</text:p>
      <text:p text:style-name="P1">송영길 송옥주 송희경 신경민</text:p>
      <text:p text:style-name="P1">신동근 신창현 심기준 심상정</text:p>
      <text:p text:style-name="P1">안규백 안민석 안호영 어기구</text:p>
      <text:p text:style-name="P1">엄용수 염동열 오신환 오영훈</text:p>
      <text:p text:style-name="P1">오제세 우상호 우원식 원유철</text:p>
      <text:p text:style-name="P1">원혜영 위성곤 유동수 유승희</text:p>
      <text:p text:style-name="P1">유은혜 윤관석 윤소하 윤영일</text:p>
      <text:p text:style-name="P1">윤재옥 윤호중 윤후덕 이개호</text:p>
      <text:p text:style-name="P1">이군현 이상민 이석현 이수혁</text:p>
      <text:p text:style-name="P1">이완영 이용득 이용주 이용호</text:p>
      <text:p text:style-name="P1">이원욱 이인영 이장우 이재정</text:p>
      <text:p text:style-name="P1">이정미 이종걸 이종명 이종배</text:p>
      <text:p text:style-name="P1">이주영 이찬열 이채익 이철규</text:p>
      <text:p text:style-name="P1">이철희 이춘석 이학영 이해찬</text:p>
      <text:p text:style-name="P1">이훈 인재근 임이자 장병완</text:p>
      <text:p text:style-name="P1">장정숙 장제원 전재수 전해철</text:p>
      <text:p text:style-name="P1">전현희 전혜숙 정동영 정성호</text:p>
      <text:p text:style-name="P1">정세균 정양석 정유섭 정인화</text:p>
      <text:p text:style-name="P1">정재호 조경태 조승래 조응천</text:p>
      <text:p text:style-name="P1">조정식 조훈현 주승용 진선미</text:p>
      <text:p text:style-name="P1">진영 천정배 최경환(평) 최교일</text:p>
      <text:p text:style-name="P1">최도자 최운열 최인호 추미애</text:p>
      <text:p text:style-name="P1">추혜선 표창원 한정애 함진규</text:p>
      <text:p text:style-name="P1">홍문표 홍영표 홍의락 홍익표</text:p>
      <text:p text:style-name="P1">홍철호 황영철 황주홍 황희</text:p>
      <text:p text:style-name="P1">강석호 곽대훈 곽상도 권성동</text:p>
      <text:p text:style-name="P1">김광수 김무성 金成泰 김승희</text:p>
      <text:p text:style-name="P1">김용태 김재원 김중로 김진태</text:p>
      <text:p text:style-name="P1">김태흠 김학용 김현아 나경원</text:p>
      <text:p text:style-name="P1">민경욱 박대출 박맹우 박명재</text:p>
      <text:p text:style-name="P1">박성중 박완수 박인숙 성일종</text:p>
      <text:p text:style-name="P1">안상수 유민봉 유성엽 유승민</text:p>
      <text:p text:style-name="P1">유의동 유재중 윤상직 윤영석</text:p>
      <text:p text:style-name="P1">윤종필 이만희 이양수 이은권</text:p>
      <text:p text:style-name="P1">이은재 이종구 이태규 장석춘</text:p>
      <text:p text:style-name="P1"><text:soft-page-break/>전희경 정용기 정종섭 정진석</text:p>
      <text:p text:style-name="P1">정태옥 주호영 지상욱 채이배</text:p>
      <text:p text:style-name="P1">최연혜 한선교 홍문종</text:p>
      <text:p text:style-name="P1">강석진 김기선 김도읍 김명연</text:p>
      <text:p text:style-name="P1">김삼화 김세연 김정재 김정훈</text:p>
      <text:p text:style-name="P1">박덕흠 박주선 백승주 신보라</text:p>
      <text:p text:style-name="P1">신상진 심재철 오세정 유기준</text:p>
      <text:p text:style-name="P1">윤상현 윤한홍 이동섭 이상돈</text:p>
      <text:p text:style-name="P1">이언주 이정현 이진복 이학재</text:p>
      <text:p text:style-name="P1">이헌승 이현재 정갑윤 정병국</text:p>
      <text:p text:style-name="P1">정우택 정운천 주광덕 추경호</text:p>
      <text:p text:style-name="P1">하태경 홍일표</text:p>
      <text:p text:style-name="P1"/>
      <text:p text:style-name="P1">3</text:p>
      <text:p text:style-name="P1">강길부 강병원 강석진 강훈식</text:p>
      <text:p text:style-name="P1">경대수 고용진 곽대훈 권미혁</text:p>
      <text:p text:style-name="P1">권칠승 금태섭 기동민 김경진</text:p>
      <text:p text:style-name="P1">김경협 김관영 김규환 김기선</text:p>
      <text:p text:style-name="P1">김도읍 김동철 김두관 김민기</text:p>
      <text:p text:style-name="P1">김병관 김병기 김병욱 김상훈</text:p>
      <text:p text:style-name="P1">김상희 김석기 김선동 김성수</text:p>
      <text:p text:style-name="P1">김성식 김성원 김성찬 김성태</text:p>
      <text:p text:style-name="P1">김수민 김순례 김영우 김영진</text:p>
      <text:p text:style-name="P1">김영호 김정우 김정재 김정훈</text:p>
      <text:p text:style-name="P1">김종대 김종민 김종석 김종회</text:p>
      <text:p text:style-name="P1">김진표 김철민 김태년 김한표</text:p>
      <text:p text:style-name="P1">김해영 김현권 노회찬 문진국</text:p>
      <text:p text:style-name="P1">문희상 민경욱 민병두 민홍철</text:p>
      <text:p text:style-name="P1">박경미 박광온 박덕흠 박범계</text:p>
      <text:p text:style-name="P1">박병석 박순자 박영선 박완주</text:p>
      <text:p text:style-name="P1">박용진 박인숙 박재호 박정</text:p>
      <text:p text:style-name="P1">박주민 박주선 박지원 박찬대</text:p>
      <text:p text:style-name="P1">박홍근 백재현 백혜련 변재일</text:p>
      <text:p text:style-name="P1">서영교 서청원 서형수 설훈</text:p>
      <text:p text:style-name="P1">성일종 소병훈 손금주 손혜원</text:p>
      <text:p text:style-name="P1">송기헌 송석준 송영길 송옥주</text:p>
      <text:p text:style-name="P1">송희경 신경민 신동근 신상진</text:p>
      <text:p text:style-name="P1">신창현 심기준 심상정 안규백</text:p>
      <text:p text:style-name="P1">안민석 안호영 어기구 엄용수</text:p>
      <text:p text:style-name="P1">오신환 오영훈 오제세 우상호</text:p>
      <text:p text:style-name="P1">우원식 원유철 원혜영 위성곤</text:p>
      <text:p text:style-name="P1">유기준 유동수 유승희 유은혜</text:p>
      <text:p text:style-name="P1">윤관석 윤소하 윤영일 윤호중</text:p>
      <text:p text:style-name="P1">윤후덕 이개호 이군현 이동섭</text:p>
      <text:p text:style-name="P1">이만희 이명수 이상민 이석현</text:p>
      <text:p text:style-name="P1">이수혁 이양수 이완영 이용득</text:p>
      <text:p text:style-name="P1">이용주 이용호 이원욱 이은재</text:p>
      <text:p text:style-name="P1">이인영 이장우 이재정 이정미</text:p>
      <text:p text:style-name="P1">이정현 이종걸 이종명 이주영</text:p>
      <text:p text:style-name="P1">이진복 이찬열 이채익 이철규</text:p>
      <text:p text:style-name="P1">이철희 이춘석 이학영 이해찬</text:p>
      <text:p text:style-name="P1">이훈 인재근 임이자 임종성</text:p>
      <text:p text:style-name="P1">장병완 장정숙 장제원 전재수</text:p>
      <text:p text:style-name="P1">전해철 전현희 전혜숙 정동영</text:p>
      <text:p text:style-name="P1">정성호 정세균 정양석 정용기</text:p>
      <text:p text:style-name="P1">정운천 정유섭 정인화 정재호</text:p>
      <text:p text:style-name="P1">조경태 조승래 조응천 조정식</text:p>
      <text:p text:style-name="P1">조훈현 주승용 지상욱 진선미</text:p>
      <text:p text:style-name="P1">진영 천정배 최경환(평) 최교일</text:p>
      <text:p text:style-name="P1">최도자 최운열 최인호 추미애</text:p>
      <text:p text:style-name="P1"><text:soft-page-break/>추혜선 표창원 한선교 한정애</text:p>
      <text:p text:style-name="P1">함진규 홍문종 홍영표 홍의락</text:p>
      <text:p text:style-name="P1">홍익표 홍철호 황영철 황주홍</text:p>
      <text:p text:style-name="P1">황희</text:p>
      <text:p text:style-name="P1">강석호 곽상도 김무성 김용태</text:p>
      <text:p text:style-name="P1">김재원 김진태 김현아 나경원</text:p>
      <text:p text:style-name="P1">박대출 유민봉 유재중 윤상직</text:p>
      <text:p text:style-name="P1">윤종필 이은권 전희경 정종섭</text:p>
      <text:p text:style-name="P1">정진석 주호영 채이배</text:p>
      <text:p text:style-name="P1">권성동 권은희 김광수 김삼화</text:p>
      <text:p text:style-name="P1">金成泰 김세연 김승희 김중로</text:p>
      <text:p text:style-name="P1">김학용 박명재 박선숙 박성중</text:p>
      <text:p text:style-name="P1">박완수 백승주 신보라 심재철</text:p>
      <text:p text:style-name="P1">안상수 오세정 유성엽 유승민</text:p>
      <text:p text:style-name="P1">유의동 윤상현 윤한홍 이상돈</text:p>
      <text:p text:style-name="P1">이언주 이종구 이헌승 이현재</text:p>
      <text:p text:style-name="P1">장석춘 정갑윤 정병국 정우택</text:p>
      <text:p text:style-name="P1">정태옥 주광덕 최연혜 추경호</text:p>
      <text:p text:style-name="P1">하태경 홍일표</text:p>
      <text:p text:style-name="P1"/>
      <text:p text:style-name="P1">4</text:p>
      <text:p text:style-name="P1">강길부 강병원 강훈식 경대수</text:p>
      <text:p text:style-name="P1">고용진 곽대훈 권미혁 권성동</text:p>
      <text:p text:style-name="P1">권은희 권칠승 금태섭 기동민</text:p>
      <text:p text:style-name="P1">김경협 김관영 김도읍 김동철</text:p>
      <text:p text:style-name="P1">김두관 김명연 김민기 김병관</text:p>
      <text:p text:style-name="P1">김병기 김병욱 김상훈 김상희</text:p>
      <text:p text:style-name="P1">김석기 김선동 김성수 김성식</text:p>
      <text:p text:style-name="P1">김성원 김성찬 김성태 金成泰</text:p>
      <text:p text:style-name="P1">김수민 김순례 김영우 김영진</text:p>
      <text:p text:style-name="P1">김영호 김정우 김정재 김정훈</text:p>
      <text:p text:style-name="P1">김종대 김종민 김종회 김진표</text:p>
      <text:p text:style-name="P1">김철민 김태년 김학용 김한정</text:p>
      <text:p text:style-name="P1">김한표 김해영 김현권 노회찬</text:p>
      <text:p text:style-name="P1">문진국 문희상 민병두 민홍철</text:p>
      <text:p text:style-name="P1">박경미 박광온 박덕흠 박범계</text:p>
      <text:p text:style-name="P1">박병석 박선숙 박순자 박영선</text:p>
      <text:p text:style-name="P1">박완주 박용진 박인숙 박재호</text:p>
      <text:p text:style-name="P1">박정 박주민 박주선 박지원</text:p>
      <text:p text:style-name="P1">박찬대 박홍근 백승주 백재현</text:p>
      <text:p text:style-name="P1">백혜련 변재일 서영교 서청원</text:p>
      <text:p text:style-name="P1">서형수 설훈 소병훈 손금주</text:p>
      <text:p text:style-name="P1">손혜원 송기헌 송석준 송영길</text:p>
      <text:p text:style-name="P1">송옥주 송희경 신경민 신동근</text:p>
      <text:p text:style-name="P1">신보라 신상진 신창현 심기준</text:p>
      <text:p text:style-name="P1">심상정 안규백 안민석 안호영</text:p>
      <text:p text:style-name="P1">어기구 엄용수 염동열 오신환</text:p>
      <text:p text:style-name="P1">오영훈 오제세 우상호 우원식</text:p>
      <text:p text:style-name="P1">원유철 원혜영 위성곤 유기준</text:p>
      <text:p text:style-name="P1">유동수 유승희 유은혜 윤관석</text:p>
      <text:p text:style-name="P1">윤소하 윤영일 윤재옥 윤호중</text:p>
      <text:p text:style-name="P1">윤후덕 이개호 이군현 이동섭</text:p>
      <text:p text:style-name="P1">이만희 이명수 이상민 이석현</text:p>
      <text:p text:style-name="P1">이수혁 이양수 이완영 이용득</text:p>
      <text:p text:style-name="P1">이용주 이용호 이원욱 이은재</text:p>
      <text:p text:style-name="P1">이장우 이재정 이정미 이정현</text:p>
      <text:p text:style-name="P1">이종걸 이종명 이종배 이주영</text:p>
      <text:p text:style-name="P1">이찬열 이채익 이철규 이철희</text:p>
      <text:p text:style-name="P1">이춘석 이학영 이해찬 이헌승</text:p>
      <text:p text:style-name="P1">이훈 인재근 임이자 임종성</text:p>
      <text:p text:style-name="P1"><text:soft-page-break/>장병완 장석춘 장정숙 장제원</text:p>
      <text:p text:style-name="P1">전재수 전해철 전현희 전혜숙</text:p>
      <text:p text:style-name="P1">정동영 정병국 정성호 정세균</text:p>
      <text:p text:style-name="P1">정양석 정용기 정운천 정유섭</text:p>
      <text:p text:style-name="P1">정인화 정재호 조경태 조승래</text:p>
      <text:p text:style-name="P1">조응천 조정식 조훈현 주광덕</text:p>
      <text:p text:style-name="P1">주승용 지상욱 진선미 진영</text:p>
      <text:p text:style-name="P1">천정배 최경환(평) 최교일 최도자</text:p>
      <text:p text:style-name="P1">최연혜 최운열 최인호 추미애</text:p>
      <text:p text:style-name="P1">추혜선 표창원 한선교 한정애</text:p>
      <text:p text:style-name="P1">함진규 홍영표 홍의락 홍익표</text:p>
      <text:p text:style-name="P1">황영철 황주홍 황희</text:p>
      <text:p text:style-name="P1">강석호 곽상도 김기선 김무성</text:p>
      <text:p text:style-name="P1">김용태 김재원 김진태 김현아</text:p>
      <text:p text:style-name="P1">나경원 박대출 박성중 유민봉</text:p>
      <text:p text:style-name="P1">유재중 윤상직 윤영석 윤한홍</text:p>
      <text:p text:style-name="P1">이은권 전희경 정종섭 정진석</text:p>
      <text:p text:style-name="P1">주호영 채이배</text:p>
      <text:p text:style-name="P1">강석진 김경진 김광수 김삼화</text:p>
      <text:p text:style-name="P1">김세연 김승희 김종석 김중로</text:p>
      <text:p text:style-name="P1">김태흠 민경욱 박맹우 박명재</text:p>
      <text:p text:style-name="P1">성일종 심재철 안상수 오세정</text:p>
      <text:p text:style-name="P1">유성엽 유승민 유의동 윤상현</text:p>
      <text:p text:style-name="P1">윤종필 이상돈 이언주 이인영</text:p>
      <text:p text:style-name="P1">이종구 이진복 이현재 정갑윤</text:p>
      <text:p text:style-name="P1">정우택 정태옥 추경호 하태경</text:p>
      <text:p text:style-name="P1">홍문표 홍일표 홍철호</text:p>
      <text:p text:style-name="P1"/>
      <text:p text:style-name="P1">5</text:p>
      <text:p text:style-name="P1">강길부 강병원 강훈식 경대수</text:p>
      <text:p text:style-name="P1">고용진 곽대훈 권미혁 권은희</text:p>
      <text:p text:style-name="P1">권칠승 금태섭 기동민 김경진</text:p>
      <text:p text:style-name="P1">김경협 김관영 김규환 김도읍</text:p>
      <text:p text:style-name="P1">김동철 김두관 김민기 김병관</text:p>
      <text:p text:style-name="P1">김병기 김병욱 김상훈 김상희</text:p>
      <text:p text:style-name="P1">김석기 김선동 김성수 김성식</text:p>
      <text:p text:style-name="P1">김성원 김성찬 김성태 金成泰</text:p>
      <text:p text:style-name="P1">김수민 김순례 김승희 김영우</text:p>
      <text:p text:style-name="P1">김영진 김영호 김정우 김정재</text:p>
      <text:p text:style-name="P1">김정훈 김종대 김종민 김종회</text:p>
      <text:p text:style-name="P1">김진표 김철민 김태년 김학용</text:p>
      <text:p text:style-name="P1">김한정 김한표 김해영 김현권</text:p>
      <text:p text:style-name="P1">노회찬 문진국 문희상 민병두</text:p>
      <text:p text:style-name="P1">민홍철 박경미 박광온 박덕흠</text:p>
      <text:p text:style-name="P1">박맹우 박범계 박병석 박선숙</text:p>
      <text:p text:style-name="P1">박순자 박영선 박완주 박용진</text:p>
      <text:p text:style-name="P1">박인숙 박재호 박정 박주민</text:p>
      <text:p text:style-name="P1">박주선 박지원 박찬대 박홍근</text:p>
      <text:p text:style-name="P1">백승주 백재현 백혜련 변재일</text:p>
      <text:p text:style-name="P1">서영교 서청원 서형수 설훈</text:p>
      <text:p text:style-name="P1">소병훈 손혜원 송기헌 송석준</text:p>
      <text:p text:style-name="P1">송영길 송옥주 송희경 신경민</text:p>
      <text:p text:style-name="P1">신동근 신보라 신상진 신창현</text:p>
      <text:p text:style-name="P1">심기준 심상정 안규백 안민석</text:p>
      <text:p text:style-name="P1">안호영 어기구 엄용수 오신환</text:p>
      <text:p text:style-name="P1">오영훈 오제세 우상호 우원식</text:p>
      <text:p text:style-name="P1">원유철 원혜영 위성곤 유기준</text:p>
      <text:p text:style-name="P1">유동수 유승희 유은혜 윤관석</text:p>
      <text:p text:style-name="P1">윤소하 윤영일 윤재옥 윤호중</text:p>
      <text:p text:style-name="P1">윤후덕 이개호 이군현 이동섭</text:p>
      <text:p text:style-name="P1"><text:soft-page-break/>이만희 이명수 이석현 이수혁</text:p>
      <text:p text:style-name="P1">이양수 이완영 이용득 이용주</text:p>
      <text:p text:style-name="P1">이용호 이원욱 이은재 이인영</text:p>
      <text:p text:style-name="P1">이장우 이재정 이정미 이정현</text:p>
      <text:p text:style-name="P1">이종걸 이종명 이종배 이주영</text:p>
      <text:p text:style-name="P1">이찬열 이채익 이철규 이철희</text:p>
      <text:p text:style-name="P1">이춘석 이학영 이해찬 이헌승</text:p>
      <text:p text:style-name="P1">이훈 인재근 임이자 임종성</text:p>
      <text:p text:style-name="P1">장병완 장정숙 장제원 전재수</text:p>
      <text:p text:style-name="P1">전해철 전현희 전혜숙 정동영</text:p>
      <text:p text:style-name="P1">정성호 정세균 정양석 정용기</text:p>
      <text:p text:style-name="P1">정운천 정유섭 정인화 정재호</text:p>
      <text:p text:style-name="P1">조경태 조승래 조응천 조정식</text:p>
      <text:p text:style-name="P1">조훈현 주광덕 주승용 진선미</text:p>
      <text:p text:style-name="P1">진영 천정배 최경환(평) 최교일</text:p>
      <text:p text:style-name="P1">최도자 최연혜 최운열 최인호</text:p>
      <text:p text:style-name="P1">추미애 추혜선 표창원 한정애</text:p>
      <text:p text:style-name="P1">함진규 홍문표 홍영표 홍의락</text:p>
      <text:p text:style-name="P1">홍익표 홍철호 황영철 황주홍</text:p>
      <text:p text:style-name="P1">황희</text:p>
      <text:p text:style-name="P1">강석호 곽상도 권성동 김기선</text:p>
      <text:p text:style-name="P1">김무성 김용태 김재원 김진태</text:p>
      <text:p text:style-name="P1">김현아 나경원 민경욱 성일종</text:p>
      <text:p text:style-name="P1">오세정 유민봉 유재중 윤상직</text:p>
      <text:p text:style-name="P1">윤영석 이은권 전희경 정종섭</text:p>
      <text:p text:style-name="P1">정진석 채이배 한선교</text:p>
      <text:p text:style-name="P1">강석진 김광수 김명연 김삼화</text:p>
      <text:p text:style-name="P1">김세연 김종석 김중로 김태흠</text:p>
      <text:p text:style-name="P1">박대출 박명재 박성중 박완수</text:p>
      <text:p text:style-name="P1">심재철 안상수 유성엽 유승민</text:p>
      <text:p text:style-name="P1">유의동 윤상현 윤종필 윤한홍</text:p>
      <text:p text:style-name="P1">이상돈 이언주 이종구 이진복</text:p>
      <text:p text:style-name="P1">이현재 장석춘 정갑윤 정병국</text:p>
      <text:p text:style-name="P1">정우택 정태옥 주호영 추경호</text:p>
      <text:p text:style-name="P1">하태경 홍문종 홍일표</text:p>
      <text:p text:style-name="P1"/>
      <text:p text:style-name="P1">6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도읍 김동철 김두관 김민기</text:p>
      <text:p text:style-name="P1">김병관 김병기 김병욱 김상훈</text:p>
      <text:p text:style-name="P1">김상희 김선동 김성수 김성식</text:p>
      <text:p text:style-name="P1">김성원 김성찬 김성태 金成泰</text:p>
      <text:p text:style-name="P1">김수민 김순례 김승희 김영우</text:p>
      <text:p text:style-name="P1">김영진 김영호 김정우 김정재</text:p>
      <text:p text:style-name="P1">김정훈 김종대 김종민 김종회</text:p>
      <text:p text:style-name="P1">김진표 김철민 김태년 김학용</text:p>
      <text:p text:style-name="P1">김한정 김한표 김해영 김현권</text:p>
      <text:p text:style-name="P1">노회찬 문진국 문희상 민경욱</text:p>
      <text:p text:style-name="P1">민병두 민홍철 박경미 박맹우</text:p>
      <text:p text:style-name="P1">박범계 박병석 박선숙 박순자</text:p>
      <text:p text:style-name="P1">박영선 박완주 박용진 박인숙</text:p>
      <text:p text:style-name="P1">박재호 박정 박주민 박주선</text:p>
      <text:p text:style-name="P1">박지원 박찬대 박홍근 백승주</text:p>
      <text:p text:style-name="P1">백재현 백혜련 변재일 서영교</text:p>
      <text:p text:style-name="P1">서청원 서형수 설훈 소병훈</text:p>
      <text:p text:style-name="P1">손혜원 송기헌 송영길 송옥주</text:p>
      <text:p text:style-name="P1">송희경 신경민 신보라 신창현</text:p>
      <text:p text:style-name="P1"><text:soft-page-break/>심기준 심상정 안규백 안민석</text:p>
      <text:p text:style-name="P1">안호영 어기구 엄용수 염동열</text:p>
      <text:p text:style-name="P1">오제세 우상호 우원식 원유철</text:p>
      <text:p text:style-name="P1">원혜영 위성곤 유기준 유동수</text:p>
      <text:p text:style-name="P1">유승희 유은혜 윤소하 윤영일</text:p>
      <text:p text:style-name="P1">윤재옥 윤호중 윤후덕 이개호</text:p>
      <text:p text:style-name="P1">이군현 이동섭 이만희 이명수</text:p>
      <text:p text:style-name="P1">이석현 이수혁 이양수 이완영</text:p>
      <text:p text:style-name="P1">이용득 이용주 이용호 이원욱</text:p>
      <text:p text:style-name="P1">이인영 이장우 이재정 이정미</text:p>
      <text:p text:style-name="P1">이정현 이종명 이종배 이주영</text:p>
      <text:p text:style-name="P1">이찬열 이채익 이철규 이철희</text:p>
      <text:p text:style-name="P1">이춘석 이학영 이해찬 이헌승</text:p>
      <text:p text:style-name="P1">이훈 인재근 임이자 장병완</text:p>
      <text:p text:style-name="P1">장석춘 장정숙 장제원 전재수</text:p>
      <text:p text:style-name="P1">전해철 전현희 전혜숙 정동영</text:p>
      <text:p text:style-name="P1">정성호 정세균 정양석 정용기</text:p>
      <text:p text:style-name="P1">정우택 정운천 정유섭 정인화</text:p>
      <text:p text:style-name="P1">정재호 조경태 조승래 조응천</text:p>
      <text:p text:style-name="P1">조정식 조훈현 주광덕 주승용</text:p>
      <text:p text:style-name="P1">지상욱 진선미 진영 천정배</text:p>
      <text:p text:style-name="P1">최경환(평) 최교일 최도자 최운열</text:p>
      <text:p text:style-name="P1">최인호 추미애 추혜선 표창원</text:p>
      <text:p text:style-name="P1">한정애 함진규 홍문종 홍문표</text:p>
      <text:p text:style-name="P1">홍영표 홍의락 홍익표 홍철호</text:p>
      <text:p text:style-name="P1">황영철 황주홍 황희</text:p>
      <text:p text:style-name="P1">강석호 곽상도 권성동 김기선</text:p>
      <text:p text:style-name="P1">김무성 김용태 김재원 김진태</text:p>
      <text:p text:style-name="P1">김현아 나경원 박대출 성일종</text:p>
      <text:p text:style-name="P1">유재중 윤상직 윤영석 윤한홍</text:p>
      <text:p text:style-name="P1">이은권 전희경 정종섭 정진석</text:p>
      <text:p text:style-name="P1">주호영 채이배 최연혜 한선교</text:p>
      <text:p text:style-name="P1">김광수 김명연 김삼화 김석기</text:p>
      <text:p text:style-name="P1">김세연 김종석 김중로 김태흠</text:p>
      <text:p text:style-name="P1">박광온 박명재 박성중 박완수</text:p>
      <text:p text:style-name="P1">송석준 신상진 심재철 안상수</text:p>
      <text:p text:style-name="P1">오세정 유성엽 유승민 유의동</text:p>
      <text:p text:style-name="P1">윤관석 윤상현 윤종필 이상돈</text:p>
      <text:p text:style-name="P1">이언주 이은재 이종걸 이종구</text:p>
      <text:p text:style-name="P1">이진복 이현재 임종성 정갑윤</text:p>
      <text:p text:style-name="P1">정병국 정태옥 추경호 하태경</text:p>
      <text:p text:style-name="P1">홍일표</text:p>
      <text:p text:style-name="P1"/>
      <text:p text:style-name="P1">7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도읍 김동철 김두관 김명연</text:p>
      <text:p text:style-name="P1">김민기 김병관 김병기 김병욱</text:p>
      <text:p text:style-name="P1">김상훈 김상희 김석기 김성수</text:p>
      <text:p text:style-name="P1">김성식 김성원 김성찬 김성태</text:p>
      <text:p text:style-name="P1">金成泰 김수민 김순례 김영우</text:p>
      <text:p text:style-name="P1">김영진 김영호 김정우 김정재</text:p>
      <text:p text:style-name="P1">김정훈 김종대 김종민 김종석</text:p>
      <text:p text:style-name="P1">김종회 김진표 김철민 김태년</text:p>
      <text:p text:style-name="P1">김학용 김한정 김한표 김해영</text:p>
      <text:p text:style-name="P1">김현권 노회찬 문진국 문희상</text:p>
      <text:p text:style-name="P1">민병두 민홍철 박경미 박광온</text:p>
      <text:p text:style-name="P1">박덕흠 박맹우 박범계 박병석</text:p>
      <text:p text:style-name="P1"><text:soft-page-break/>박선숙 박순자 박영선 박완주</text:p>
      <text:p text:style-name="P1">박용진 박인숙 박재호 박정</text:p>
      <text:p text:style-name="P1">박주민 박주선 박지원 박찬대</text:p>
      <text:p text:style-name="P1">박홍근 백승주 백재현 백혜련</text:p>
      <text:p text:style-name="P1">변재일 서영교 서청원 서형수</text:p>
      <text:p text:style-name="P1">설훈 소병훈 손혜원 송기헌</text:p>
      <text:p text:style-name="P1">송석준 송영길 송옥주 송희경</text:p>
      <text:p text:style-name="P1">신경민 신동근 신보라 신창현</text:p>
      <text:p text:style-name="P1">심기준 심상정 안규백 안민석</text:p>
      <text:p text:style-name="P1">안호영 어기구 엄용수 염동열</text:p>
      <text:p text:style-name="P1">오신환 오영훈 오제세 우상호</text:p>
      <text:p text:style-name="P1">우원식 원유철 원혜영 위성곤</text:p>
      <text:p text:style-name="P1">유기준 유동수 유승희 유은혜</text:p>
      <text:p text:style-name="P1">윤관석 윤소하 윤영일 윤재옥</text:p>
      <text:p text:style-name="P1">윤호중 윤후덕 이개호 이군현</text:p>
      <text:p text:style-name="P1">이동섭 이만희 이명수 이상민</text:p>
      <text:p text:style-name="P1">이석현 이수혁 이양수 이완영</text:p>
      <text:p text:style-name="P1">이용득 이용주 이용호 이원욱</text:p>
      <text:p text:style-name="P1">이장우 이재정 이정미 이정현</text:p>
      <text:p text:style-name="P1">이종걸 이종명 이종배 이주영</text:p>
      <text:p text:style-name="P1">이찬열 이철규 이철희 이춘석</text:p>
      <text:p text:style-name="P1">이학영 이해찬 이헌승 이훈</text:p>
      <text:p text:style-name="P1">인재근 임이자 임종성 장병완</text:p>
      <text:p text:style-name="P1">장석춘 장제원 전재수 전해철</text:p>
      <text:p text:style-name="P1">전현희 전혜숙 정동영 정성호</text:p>
      <text:p text:style-name="P1">정세균 정양석 정용기 정우택</text:p>
      <text:p text:style-name="P1">정유섭 정인화 정재호 조경태</text:p>
      <text:p text:style-name="P1">조승래 조응천 조정식 조훈현</text:p>
      <text:p text:style-name="P1">주광덕 주승용 진선미 진영</text:p>
      <text:p text:style-name="P1">천정배 최경환(평) 최교일 최도자</text:p>
      <text:p text:style-name="P1">최운열 최인호 추미애 추혜선</text:p>
      <text:p text:style-name="P1">표창원 한정애 함진규 홍문종</text:p>
      <text:p text:style-name="P1">홍문표 홍영표 홍의락 홍익표</text:p>
      <text:p text:style-name="P1">홍철호 황영철 황주홍 황희</text:p>
      <text:p text:style-name="P1">강석호 곽상도 권성동 김기선</text:p>
      <text:p text:style-name="P1">김무성 김승희 김용태 김재원</text:p>
      <text:p text:style-name="P1">김진태 김현아 나경원 박대출</text:p>
      <text:p text:style-name="P1">신상진 유민봉 유재중 윤상직</text:p>
      <text:p text:style-name="P1">윤영석 윤종필 이은권 전희경</text:p>
      <text:p text:style-name="P1">정종섭 정진석 채이배 최연혜</text:p>
      <text:p text:style-name="P1">한선교</text:p>
      <text:p text:style-name="P1">김광수 김삼화 김선동 김세연</text:p>
      <text:p text:style-name="P1">김중로 김태흠 민경욱 박명재</text:p>
      <text:p text:style-name="P1">박성중 박완수 심재철 안상수</text:p>
      <text:p text:style-name="P1">오세정 유성엽 유승민 유의동</text:p>
      <text:p text:style-name="P1">윤상현 윤한홍 이상돈 이언주</text:p>
      <text:p text:style-name="P1">이은재 이인영 이종구 이진복</text:p>
      <text:p text:style-name="P1">이채익 이현재 장정숙 정갑윤</text:p>
      <text:p text:style-name="P1">정병국 정운천 정태옥 주호영</text:p>
      <text:p text:style-name="P1">추경호 홍일표</text:p>
      <text:p text:style-name="P1"/>
      <text:p text:style-name="P1">8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기선 김도읍 김동철 김두관</text:p>
      <text:p text:style-name="P1">김명연 김민기 김병관 김병기</text:p>
      <text:p text:style-name="P1">김병욱 김상훈 김상희 김석기</text:p>
      <text:p text:style-name="P1">김선동 김성수 김성식 김성원</text:p>
      <text:p text:style-name="P1"><text:soft-page-break/>김성찬 김성태 金成泰 김수민</text:p>
      <text:p text:style-name="P1">김순례 김영우 김영진 김영호</text:p>
      <text:p text:style-name="P1">김정우 김정재 김정훈 김종대</text:p>
      <text:p text:style-name="P1">김종민 김종회 김진표 김철민</text:p>
      <text:p text:style-name="P1">김태년 김태흠 김학용 김한정</text:p>
      <text:p text:style-name="P1">김한표 김해영 김현권 김현아</text:p>
      <text:p text:style-name="P1">노회찬 문진국 문희상 민병두</text:p>
      <text:p text:style-name="P1">민홍철 박경미 박광온 박대출</text:p>
      <text:p text:style-name="P1">박덕흠 박범계 박병석 박선숙</text:p>
      <text:p text:style-name="P1">박순자 박영선 박완주 박용진</text:p>
      <text:p text:style-name="P1">박인숙 박재호 박정 박주민</text:p>
      <text:p text:style-name="P1">박주선 박지원 박찬대 박홍근</text:p>
      <text:p text:style-name="P1">백승주 백재현 백혜련 변재일</text:p>
      <text:p text:style-name="P1">서영교 서청원 서형수 설훈</text:p>
      <text:p text:style-name="P1">소병훈 손혜원 송기헌 송석준</text:p>
      <text:p text:style-name="P1">송영길 송옥주 송희경 신경민</text:p>
      <text:p text:style-name="P1">신동근 신보라 신상진 신창현</text:p>
      <text:p text:style-name="P1">심기준 심상정 안규백 안민석</text:p>
      <text:p text:style-name="P1">안호영 어기구 엄용수 염동열</text:p>
      <text:p text:style-name="P1">오신환 오영훈 오제세 우상호</text:p>
      <text:p text:style-name="P1">우원식 원유철 원혜영 위성곤</text:p>
      <text:p text:style-name="P1">유기준 유동수 유민봉 유승희</text:p>
      <text:p text:style-name="P1">유은혜 윤관석 윤소하 윤영일</text:p>
      <text:p text:style-name="P1">윤재옥 윤호중 윤후덕 이개호</text:p>
      <text:p text:style-name="P1">이군현 이동섭 이만희 이명수</text:p>
      <text:p text:style-name="P1">이상민 이석현 이수혁 이양수</text:p>
      <text:p text:style-name="P1">이완영 이용득 이용호 이원욱</text:p>
      <text:p text:style-name="P1">이은재 이인영 이장우 이재정</text:p>
      <text:p text:style-name="P1">이정미 이정현 이종걸 이종명</text:p>
      <text:p text:style-name="P1">이종배 이주영 이찬열 이채익</text:p>
      <text:p text:style-name="P1">이철규 이철희 이춘석 이학영</text:p>
      <text:p text:style-name="P1">이해찬 이헌승 이훈 인재근</text:p>
      <text:p text:style-name="P1">임이자 임종성 장병완 장석춘</text:p>
      <text:p text:style-name="P1">장제원 전재수 전해철 전현희</text:p>
      <text:p text:style-name="P1">전혜숙 정동영 정성호 정세균</text:p>
      <text:p text:style-name="P1">정양석 정용기 정우택 정운천</text:p>
      <text:p text:style-name="P1">정유섭 정인화 정재호 조경태</text:p>
      <text:p text:style-name="P1">조승래 조응천 조정식 조훈현</text:p>
      <text:p text:style-name="P1">주광덕 주승용 지상욱 진선미</text:p>
      <text:p text:style-name="P1">진영 천정배 최경환(평) 최교일</text:p>
      <text:p text:style-name="P1">최도자 최연혜 최운열 최인호</text:p>
      <text:p text:style-name="P1">추미애 추혜선 표창원 한정애</text:p>
      <text:p text:style-name="P1">함진규 홍문종 홍문표 홍영표</text:p>
      <text:p text:style-name="P1">홍의락 홍익표 홍철호 황영철</text:p>
      <text:p text:style-name="P1">황주홍 황희</text:p>
      <text:p text:style-name="P1">강석호 곽상도 권성동 김무성</text:p>
      <text:p text:style-name="P1">김용태 김진태 나경원 유재중</text:p>
      <text:p text:style-name="P1">윤상직 윤영석 윤종필 이은권</text:p>
      <text:p text:style-name="P1">전희경 정종섭 채이배 한선교</text:p>
      <text:p text:style-name="P1">김광수 김삼화 김세연 김승희</text:p>
      <text:p text:style-name="P1">김재원 김종석 김중로 민경욱</text:p>
      <text:p text:style-name="P1">박명재 박성중 박완수 성일종</text:p>
      <text:p text:style-name="P1">심재철 안상수 오세정 유성엽</text:p>
      <text:p text:style-name="P1">유승민 유의동 윤상현 윤한홍</text:p>
      <text:p text:style-name="P1">이상돈 이언주 이종구 이진복</text:p>
      <text:p text:style-name="P1">이현재 장정숙 정갑윤 정병국</text:p>
      <text:p text:style-name="P1">정진석 정태옥 주호영 추경호</text:p>
      <text:p text:style-name="P1">홍일표</text:p>
      <text:p text:style-name="P1"/>
      <text:p text:style-name="P1">9</text:p>
      <text:p text:style-name="P1"><text:soft-page-break/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기선 김도읍 김동철 김두관</text:p>
      <text:p text:style-name="P1">김명연 김민기 김병관 김병기</text:p>
      <text:p text:style-name="P1">김병욱 김상훈 김상희 김석기</text:p>
      <text:p text:style-name="P1">김선동 김성수 김성식 김성원</text:p>
      <text:p text:style-name="P1">김성찬 김성태 金成泰 김순례</text:p>
      <text:p text:style-name="P1">김승희 김영우 김영진 김영호</text:p>
      <text:p text:style-name="P1">김정우 김정재 김정훈 김종대</text:p>
      <text:p text:style-name="P1">김종민 김종회 김진표 김철민</text:p>
      <text:p text:style-name="P1">김태년 김학용 김한정 김한표</text:p>
      <text:p text:style-name="P1">김해영 김현권 노회찬 문진국</text:p>
      <text:p text:style-name="P1">문희상 민병두 민홍철 박경미</text:p>
      <text:p text:style-name="P1">박광온 박덕흠 박맹우 박범계</text:p>
      <text:p text:style-name="P1">박병석 박선숙 박순자 박영선</text:p>
      <text:p text:style-name="P1">박완주 박용진 박인숙 박재호</text:p>
      <text:p text:style-name="P1">박정 박주민 박주선 박지원</text:p>
      <text:p text:style-name="P1">박찬대 박홍근 백승주 백재현</text:p>
      <text:p text:style-name="P1">백혜련 변재일 서영교 서청원</text:p>
      <text:p text:style-name="P1">서형수 설훈 소병훈 손혜원</text:p>
      <text:p text:style-name="P1">송기헌 송석준 송영길 송옥주</text:p>
      <text:p text:style-name="P1">송희경 신경민 신동근 신보라</text:p>
      <text:p text:style-name="P1">신상진 신창현 심기준 심상정</text:p>
      <text:p text:style-name="P1">안규백 안민석 안호영 어기구</text:p>
      <text:p text:style-name="P1">엄용수 염동열 오신환 오영훈</text:p>
      <text:p text:style-name="P1">오제세 우상호 우원식 원유철</text:p>
      <text:p text:style-name="P1">원혜영 위성곤 유기준 유동수</text:p>
      <text:p text:style-name="P1">유승희 유은혜 윤관석 윤소하</text:p>
      <text:p text:style-name="P1">윤영일 윤재옥 윤호중 윤후덕</text:p>
      <text:p text:style-name="P1">이개호 이군현 이동섭 이만희</text:p>
      <text:p text:style-name="P1">이명수 이상민 이석현 이수혁</text:p>
      <text:p text:style-name="P1">이양수 이완영 이용득 이용주</text:p>
      <text:p text:style-name="P1">이용호 이원욱 이인영 이장우</text:p>
      <text:p text:style-name="P1">이재정 이정미 이정현 이종걸</text:p>
      <text:p text:style-name="P1">이종명 이종배 이주영 이진복</text:p>
      <text:p text:style-name="P1">이찬열 이채익 이철규 이철희</text:p>
      <text:p text:style-name="P1">이춘석 이학영 이해찬 이헌승</text:p>
      <text:p text:style-name="P1">이훈 인재근 임이자 임종성</text:p>
      <text:p text:style-name="P1">장병완 장석춘 장정숙 장제원</text:p>
      <text:p text:style-name="P1">전재수 전해철 전현희 전혜숙</text:p>
      <text:p text:style-name="P1">정동영 정성호 정세균 정양석</text:p>
      <text:p text:style-name="P1">정용기 정우택 정운천 정유섭</text:p>
      <text:p text:style-name="P1">정인화 정재호 조경태 조승래</text:p>
      <text:p text:style-name="P1">조응천 조정식 조훈현 주광덕</text:p>
      <text:p text:style-name="P1">주승용 지상욱 진선미 진영</text:p>
      <text:p text:style-name="P1">천정배 최경환(평) 최교일 최도자</text:p>
      <text:p text:style-name="P1">최연혜 최운열 최인호 추미애</text:p>
      <text:p text:style-name="P1">추혜선 표창원 한정애 함진규</text:p>
      <text:p text:style-name="P1">홍문종 홍문표 홍영표 홍의락</text:p>
      <text:p text:style-name="P1">홍익표 홍철호 황영철 황주홍</text:p>
      <text:p text:style-name="P1">황희</text:p>
      <text:p text:style-name="P1">강석호 곽상도 권성동 김무성</text:p>
      <text:p text:style-name="P1">김용태 김재원 김종석 김진태</text:p>
      <text:p text:style-name="P1">나경원 박대출 유재중 윤상직</text:p>
      <text:p text:style-name="P1">윤영석 윤한홍 이은권 전희경</text:p>
      <text:p text:style-name="P1">정종섭 채이배 한선교</text:p>
      <text:p text:style-name="P1">김광수 김삼화 김세연 김수민</text:p>
      <text:p text:style-name="P1">김중로 김태흠 김현아 민경욱</text:p>
      <text:p text:style-name="P1"><text:soft-page-break/>박명재 박성중 박완수 성일종</text:p>
      <text:p text:style-name="P1">심재철 안상수 오세정 유민봉</text:p>
      <text:p text:style-name="P1">유성엽 유승민 유의동 윤상현</text:p>
      <text:p text:style-name="P1">윤종필 이상돈 이언주 이은재</text:p>
      <text:p text:style-name="P1">이종구 이현재 정갑윤 정병국</text:p>
      <text:p text:style-name="P1">정진석 정태옥 주호영 추경호</text:p>
      <text:p text:style-name="P1">홍일표</text:p>
      <text:p text:style-name="P1"/>
      <text:p text:style-name="P1">10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기선 김도읍 김동철 김두관</text:p>
      <text:p text:style-name="P1">김명연 김민기 김병관 김병기</text:p>
      <text:p text:style-name="P1">김병욱 김상훈 김상희 김석기</text:p>
      <text:p text:style-name="P1">김선동 김성수 김성식 김성원</text:p>
      <text:p text:style-name="P1">김성찬 김성태 金成泰 김수민</text:p>
      <text:p text:style-name="P1">김순례 김승희 김영우 김영진</text:p>
      <text:p text:style-name="P1">김영호 김정우 김정훈 김종대</text:p>
      <text:p text:style-name="P1">김종민 김종석 김종회 김진표</text:p>
      <text:p text:style-name="P1">김철민 김태년 김학용 김한정</text:p>
      <text:p text:style-name="P1">김한표 김해영 김현권 노회찬</text:p>
      <text:p text:style-name="P1">문진국 문희상 민병두 민홍철</text:p>
      <text:p text:style-name="P1">박경미 박광온 박덕흠 박맹우</text:p>
      <text:p text:style-name="P1">박범계 박병석 박선숙 박순자</text:p>
      <text:p text:style-name="P1">박영선 박완주 박용진 박인숙</text:p>
      <text:p text:style-name="P1">박재호 박정 박주민 박주선</text:p>
      <text:p text:style-name="P1">박지원 박찬대 박홍근 백승주</text:p>
      <text:p text:style-name="P1">백재현 백혜련 변재일 서영교</text:p>
      <text:p text:style-name="P1">서청원 서형수 설훈 소병훈</text:p>
      <text:p text:style-name="P1">손혜원 송기헌 송석준 송영길</text:p>
      <text:p text:style-name="P1">송옥주 송희경 신경민 신동근</text:p>
      <text:p text:style-name="P1">신보라 신창현 심기준 심상정</text:p>
      <text:p text:style-name="P1">안규백 안민석 안호영 어기구</text:p>
      <text:p text:style-name="P1">엄용수 염동열 오신환 오영훈</text:p>
      <text:p text:style-name="P1">오제세 우상호 우원식 원유철</text:p>
      <text:p text:style-name="P1">원혜영 위성곤 유기준 유동수</text:p>
      <text:p text:style-name="P1">유승희 유은혜 윤관석 윤소하</text:p>
      <text:p text:style-name="P1">윤영일 윤재옥 윤종필 윤호중</text:p>
      <text:p text:style-name="P1">윤후덕 이개호 이군현 이동섭</text:p>
      <text:p text:style-name="P1">이만희 이명수 이상민 이석현</text:p>
      <text:p text:style-name="P1">이수혁 이양수 이완영 이용득</text:p>
      <text:p text:style-name="P1">이용주 이용호 이원욱 이인영</text:p>
      <text:p text:style-name="P1">이장우 이재정 이정미 이정현</text:p>
      <text:p text:style-name="P1">이종걸 이종명 이종배 이주영</text:p>
      <text:p text:style-name="P1">이찬열 이채익 이철규 이철희</text:p>
      <text:p text:style-name="P1">이춘석 이학영 이해찬 이헌승</text:p>
      <text:p text:style-name="P1">이훈 인재근 임이자 임종성</text:p>
      <text:p text:style-name="P1">장병완 장석춘 장정숙 장제원</text:p>
      <text:p text:style-name="P1">전재수 전해철 전현희 전혜숙</text:p>
      <text:p text:style-name="P1">정갑윤 정동영 정성호 정세균</text:p>
      <text:p text:style-name="P1">정양석 정용기 정우택 정운천</text:p>
      <text:p text:style-name="P1">정유섭 정인화 정재호 조경태</text:p>
      <text:p text:style-name="P1">조승래 조응천 조정식 조훈현</text:p>
      <text:p text:style-name="P1">주광덕 주승용 지상욱 진선미</text:p>
      <text:p text:style-name="P1">진영 천정배 최경환(평) 최교일</text:p>
      <text:p text:style-name="P1">최도자 최연혜 최운열 최인호</text:p>
      <text:p text:style-name="P1">추미애 추혜선 표창원 한정애</text:p>
      <text:p text:style-name="P1">함진규 홍문종 홍문표 홍영표</text:p>
      <text:p text:style-name="P1"><text:soft-page-break/>홍의락 홍익표 홍철호 황영철</text:p>
      <text:p text:style-name="P1">황주홍 황희</text:p>
      <text:p text:style-name="P1">강석호 곽상도 권성동 김무성</text:p>
      <text:p text:style-name="P1">김용태 김재원 김진태 나경원</text:p>
      <text:p text:style-name="P1">박대출 오세정 유재중 윤상직</text:p>
      <text:p text:style-name="P1">윤영석 윤한홍 이은권 전희경</text:p>
      <text:p text:style-name="P1">채이배 한선교</text:p>
      <text:p text:style-name="P1">김광수 김삼화 김세연 김정재</text:p>
      <text:p text:style-name="P1">김중로 김태흠 김현아 민경욱</text:p>
      <text:p text:style-name="P1">박명재 박성중 박완수 성일종</text:p>
      <text:p text:style-name="P1">신상진 심재철 안상수 유민봉</text:p>
      <text:p text:style-name="P1">유성엽 유승민 유의동 윤상현</text:p>
      <text:p text:style-name="P1">이상돈 이언주 이은재 이종구</text:p>
      <text:p text:style-name="P1">이진복 이현재 정병국 정종섭</text:p>
      <text:p text:style-name="P1">정진석 정태옥 주호영 추경호</text:p>
      <text:p text:style-name="P1">홍일표</text:p>
      <text:p text:style-name="P1"/>
      <text:p text:style-name="P1">11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기선 김도읍 김동철 김두관</text:p>
      <text:p text:style-name="P1">김명연 김민기 김병관 김병기</text:p>
      <text:p text:style-name="P1">김병욱 김상훈 김상희 김석기</text:p>
      <text:p text:style-name="P1">김선동 김성수 김성식 김성원</text:p>
      <text:p text:style-name="P1">김성찬 김성태 金成泰 김수민</text:p>
      <text:p text:style-name="P1">김순례 김승희 김영우 김영진</text:p>
      <text:p text:style-name="P1">김영호 김정우 김정훈 김종대</text:p>
      <text:p text:style-name="P1">김종민 김종석 김종회 김진표</text:p>
      <text:p text:style-name="P1">김철민 김태년 김태흠 김학용</text:p>
      <text:p text:style-name="P1">김한정 김한표 김해영 김현권</text:p>
      <text:p text:style-name="P1">김현아 노회찬 문진국 문희상</text:p>
      <text:p text:style-name="P1">민병두 민홍철 박경미 박광온</text:p>
      <text:p text:style-name="P1">박대출 박덕흠 박맹우 박범계</text:p>
      <text:p text:style-name="P1">박병석 박선숙 박순자 박영선</text:p>
      <text:p text:style-name="P1">박완주 박용진 박인숙 박재호</text:p>
      <text:p text:style-name="P1">박정 박주민 박주선 박지원</text:p>
      <text:p text:style-name="P1">박찬대 박홍근 백승주 백재현</text:p>
      <text:p text:style-name="P1">백혜련 변재일 서영교 서청원</text:p>
      <text:p text:style-name="P1">서형수 설훈 성일종 소병훈</text:p>
      <text:p text:style-name="P1">손혜원 송기헌 송석준 송영길</text:p>
      <text:p text:style-name="P1">송옥주 송희경 신경민 신동근</text:p>
      <text:p text:style-name="P1">신상진 신창현 심기준 심상정</text:p>
      <text:p text:style-name="P1">안규백 안민석 안호영 어기구</text:p>
      <text:p text:style-name="P1">엄용수 오신환 오영훈 오제세</text:p>
      <text:p text:style-name="P1">우상호 우원식 원유철 원혜영</text:p>
      <text:p text:style-name="P1">위성곤 유기준 유동수 유민봉</text:p>
      <text:p text:style-name="P1">유승희 유은혜 윤관석 윤소하</text:p>
      <text:p text:style-name="P1">윤영일 윤재옥 윤종필 윤호중</text:p>
      <text:p text:style-name="P1">윤후덕 이개호 이군현 이동섭</text:p>
      <text:p text:style-name="P1">이만희 이명수 이상민 이석현</text:p>
      <text:p text:style-name="P1">이수혁 이양수 이완영 이용득</text:p>
      <text:p text:style-name="P1">이용주 이용호 이원욱 이은재</text:p>
      <text:p text:style-name="P1">이인영 이장우 이재정 이정미</text:p>
      <text:p text:style-name="P1">이정현 이종걸 이종명 이종배</text:p>
      <text:p text:style-name="P1">이주영 이찬열 이채익 이철규</text:p>
      <text:p text:style-name="P1">이철희 이춘석 이학영 이해찬</text:p>
      <text:p text:style-name="P1">이헌승 이현재 이훈 인재근</text:p>
      <text:p text:style-name="P1">임이자 임종성 장병완 장석춘</text:p>
      <text:p text:style-name="P1"><text:soft-page-break/>장제원 전재수 전해철 전현희</text:p>
      <text:p text:style-name="P1">전혜숙 정갑윤 정동영 정성호</text:p>
      <text:p text:style-name="P1">정세균 정양석 정용기 정우택</text:p>
      <text:p text:style-name="P1">정운천 정유섭 정인화 정재호</text:p>
      <text:p text:style-name="P1">정종섭 조경태 조승래 조응천</text:p>
      <text:p text:style-name="P1">조정식 조훈현 주광덕 주승용</text:p>
      <text:p text:style-name="P1">지상욱 진선미 진영 천정배</text:p>
      <text:p text:style-name="P1">최경환(평) 최교일 최도자 최연혜</text:p>
      <text:p text:style-name="P1">최운열 최인호 추미애 추혜선</text:p>
      <text:p text:style-name="P1">표창원 하태경 한정애 함진규</text:p>
      <text:p text:style-name="P1">홍문종 홍문표 홍영표 홍의락</text:p>
      <text:p text:style-name="P1">홍익표 홍철호 황영철 황주홍</text:p>
      <text:p text:style-name="P1">황희</text:p>
      <text:p text:style-name="P1">강석호 곽상도 김무성 김용태</text:p>
      <text:p text:style-name="P1">김재원 김진태 나경원 신보라</text:p>
      <text:p text:style-name="P1">유재중 윤상직 윤영석 이은권</text:p>
      <text:p text:style-name="P1">전희경 채이배 한선교</text:p>
      <text:p text:style-name="P1">권성동 김삼화 김세연 김정재</text:p>
      <text:p text:style-name="P1">김중로 민경욱 박명재 박성중</text:p>
      <text:p text:style-name="P1">박완수 심재철 안상수 오세정</text:p>
      <text:p text:style-name="P1">유성엽 유승민 유의동 윤상현</text:p>
      <text:p text:style-name="P1">이상돈 이언주 이종구 이진복</text:p>
      <text:p text:style-name="P1">장정숙 정병국 정진석 정태옥</text:p>
      <text:p text:style-name="P1">주호영 추경호 홍일표</text:p>
      <text:p text:style-name="P1"/>
      <text:p text:style-name="P1">12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기선 김도읍 김동철 김두관</text:p>
      <text:p text:style-name="P1">김명연 김민기 김병관 김병기</text:p>
      <text:p text:style-name="P1">김병욱 김상훈 김상희 김석기</text:p>
      <text:p text:style-name="P1">김선동 김성수 김성식 김성원</text:p>
      <text:p text:style-name="P1">김성찬 김성태 金成泰 김수민</text:p>
      <text:p text:style-name="P1">김순례 김승희 김영우 김영진</text:p>
      <text:p text:style-name="P1">김영호 김정우 김정훈 김종대</text:p>
      <text:p text:style-name="P1">김종민 김종석 김종회 김진표</text:p>
      <text:p text:style-name="P1">김철민 김태년 김학용 김한정</text:p>
      <text:p text:style-name="P1">김한표 김해영 김현권 노회찬</text:p>
      <text:p text:style-name="P1">문진국 문희상 민병두 민홍철</text:p>
      <text:p text:style-name="P1">박경미 박광온 박덕흠 박맹우</text:p>
      <text:p text:style-name="P1">박범계 박병석 박선숙 박성중</text:p>
      <text:p text:style-name="P1">박순자 박영선 박완주 박용진</text:p>
      <text:p text:style-name="P1">박재호 박정 박주민 박주선</text:p>
      <text:p text:style-name="P1">박지원 박찬대 박홍근 백승주</text:p>
      <text:p text:style-name="P1">백재현 백혜련 변재일 서영교</text:p>
      <text:p text:style-name="P1">서청원 서형수 설훈 성일종</text:p>
      <text:p text:style-name="P1">소병훈 손혜원 송기헌 송석준</text:p>
      <text:p text:style-name="P1">송영길 송옥주 송희경 신경민</text:p>
      <text:p text:style-name="P1">신동근 신상진 신창현 심기준</text:p>
      <text:p text:style-name="P1">심상정 안규백 안민석 안호영</text:p>
      <text:p text:style-name="P1">어기구 엄용수 염동열 오신환</text:p>
      <text:p text:style-name="P1">오영훈 오제세 우상호 우원식</text:p>
      <text:p text:style-name="P1">원유철 원혜영 위성곤 유기준</text:p>
      <text:p text:style-name="P1">유동수 유민봉 유승희 유은혜</text:p>
      <text:p text:style-name="P1">윤관석 윤소하 윤영일 윤재옥</text:p>
      <text:p text:style-name="P1">윤호중 윤후덕 이개호 이군현</text:p>
      <text:p text:style-name="P1">이동섭 이만희 이명수 이상민</text:p>
      <text:p text:style-name="P1">이석현 이수혁 이양수 이완영</text:p>
      <text:p text:style-name="P1"><text:soft-page-break/>이용득 이용주 이용호 이원욱</text:p>
      <text:p text:style-name="P1">이은재 이인영 이장우 이재정</text:p>
      <text:p text:style-name="P1">이정미 이정현 이종걸 이종명</text:p>
      <text:p text:style-name="P1">이종배 이주영 이진복 이찬열</text:p>
      <text:p text:style-name="P1">이채익 이철규 이철희 이춘석</text:p>
      <text:p text:style-name="P1">이학영 이해찬 이헌승 이현재</text:p>
      <text:p text:style-name="P1">이훈 인재근 임이자 임종성</text:p>
      <text:p text:style-name="P1">장병완 장석춘 장정숙 장제원</text:p>
      <text:p text:style-name="P1">전재수 전해철 전현희 전혜숙</text:p>
      <text:p text:style-name="P1">정갑윤 정동영 정성호 정세균</text:p>
      <text:p text:style-name="P1">정양석 정용기 정우택 정유섭</text:p>
      <text:p text:style-name="P1">정인화 정재호 정종섭 조경태</text:p>
      <text:p text:style-name="P1">조승래 조응천 조정식 조훈현</text:p>
      <text:p text:style-name="P1">주광덕 주승용 지상욱 진선미</text:p>
      <text:p text:style-name="P1">진영 천정배 최경환(평) 최교일</text:p>
      <text:p text:style-name="P1">최도자 최연혜 최운열 최인호</text:p>
      <text:p text:style-name="P1">추미애 추혜선 표창원 한정애</text:p>
      <text:p text:style-name="P1">함진규 홍문종 홍문표 홍영표</text:p>
      <text:p text:style-name="P1">홍의락 홍익표 홍철호 황영철</text:p>
      <text:p text:style-name="P1">황주홍 황희</text:p>
      <text:p text:style-name="P1">강석호 곽상도 권성동 김무성</text:p>
      <text:p text:style-name="P1">김용태 김재원 김진태 나경원</text:p>
      <text:p text:style-name="P1">박대출 유재중 윤상직 윤영석</text:p>
      <text:p text:style-name="P1">윤한홍 이은권 전희경 주호영</text:p>
      <text:p text:style-name="P1">채이배 한선교</text:p>
      <text:p text:style-name="P1">김삼화 김세연 김정재 김중로</text:p>
      <text:p text:style-name="P1">김태흠 김현아 민경욱 박명재</text:p>
      <text:p text:style-name="P1">박완수 박인숙 신보라 심재철</text:p>
      <text:p text:style-name="P1">안상수 오세정 유성엽 유승민</text:p>
      <text:p text:style-name="P1">유의동 윤상현 윤종필 이상돈</text:p>
      <text:p text:style-name="P1">이언주 이종구 정병국 정운천</text:p>
      <text:p text:style-name="P1">정진석 정태옥 추경호 하태경</text:p>
      <text:p text:style-name="P1">홍일표</text:p>
      <text:p text:style-name="P1"/>
      <text:p text:style-name="P1">13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동철 김두관 김명연 김민기</text:p>
      <text:p text:style-name="P1">김병관 김병기 김병욱 김삼화</text:p>
      <text:p text:style-name="P1">김상훈 김상희 김석기 김선동</text:p>
      <text:p text:style-name="P1">김성수 김성식 김성원 김성찬</text:p>
      <text:p text:style-name="P1">김성태 金成泰 김수민 김순례</text:p>
      <text:p text:style-name="P1">김영우 김영진 김영호 김정우</text:p>
      <text:p text:style-name="P1">김정훈 김종대 김종민 김종회</text:p>
      <text:p text:style-name="P1">김진표 김철민 김태년 김학용</text:p>
      <text:p text:style-name="P1">김한정 김한표 김해영 김현권</text:p>
      <text:p text:style-name="P1">노회찬 문진국 문희상 민병두</text:p>
      <text:p text:style-name="P1">민홍철 박경미 박광온 박덕흠</text:p>
      <text:p text:style-name="P1">박맹우 박범계 박병석 박선숙</text:p>
      <text:p text:style-name="P1">박순자 박영선 박완주 박용진</text:p>
      <text:p text:style-name="P1">박재호 박정 박주민 박주선</text:p>
      <text:p text:style-name="P1">박지원 박찬대 박홍근 백승주</text:p>
      <text:p text:style-name="P1">백재현 백혜련 변재일 서영교</text:p>
      <text:p text:style-name="P1">서청원 서형수 설훈 소병훈</text:p>
      <text:p text:style-name="P1">손혜원 송기헌 송석준 송영길</text:p>
      <text:p text:style-name="P1">송옥주 송희경 신경민 신동근</text:p>
      <text:p text:style-name="P1">신상진 신창현 심기준 심상정</text:p>
      <text:p text:style-name="P1">심재철 안규백 안민석 안호영</text:p>
      <text:p text:style-name="P1"><text:soft-page-break/>어기구 엄용수 염동열 오신환</text:p>
      <text:p text:style-name="P1">오영훈 오제세 우상호 우원식</text:p>
      <text:p text:style-name="P1">원유철 원혜영 위성곤 유기준</text:p>
      <text:p text:style-name="P1">유동수 유승희 유은혜 윤관석</text:p>
      <text:p text:style-name="P1">윤소하 윤재옥 윤호중 윤후덕</text:p>
      <text:p text:style-name="P1">이개호 이군현 이동섭 이만희</text:p>
      <text:p text:style-name="P1">이명수 이상민 이석현 이수혁</text:p>
      <text:p text:style-name="P1">이양수 이완영 이용주 이원욱</text:p>
      <text:p text:style-name="P1">이인영 이장우 이재정 이정미</text:p>
      <text:p text:style-name="P1">이정현 이종걸 이종명 이주영</text:p>
      <text:p text:style-name="P1">이찬열 이채익 이철희 이춘석</text:p>
      <text:p text:style-name="P1">이학영 이해찬 이헌승 이훈</text:p>
      <text:p text:style-name="P1">인재근 임종성 장병완 장석춘</text:p>
      <text:p text:style-name="P1">장제원 전재수 전해철 전현희</text:p>
      <text:p text:style-name="P1">전혜숙 정갑윤 정동영 정성호</text:p>
      <text:p text:style-name="P1">정세균 정양석 정용기 정우택</text:p>
      <text:p text:style-name="P1">정운천 정유섭 정인화 정재호</text:p>
      <text:p text:style-name="P1">조경태 조승래 조응천 조정식</text:p>
      <text:p text:style-name="P1">조훈현 주광덕 주승용 지상욱</text:p>
      <text:p text:style-name="P1">진선미 진영 천정배 최경환(평)</text:p>
      <text:p text:style-name="P1">최교일 최도자 최연혜 최운열</text:p>
      <text:p text:style-name="P1">최인호 추미애 추혜선 표창원</text:p>
      <text:p text:style-name="P1">한정애 함진규 홍문종 홍문표</text:p>
      <text:p text:style-name="P1">홍영표 홍의락 홍익표 홍철호</text:p>
      <text:p text:style-name="P1">황영철 황주홍 황희</text:p>
      <text:p text:style-name="P1">강석호 곽상도 권성동 김무성</text:p>
      <text:p text:style-name="P1">김용태 김재원 김진태 나경원</text:p>
      <text:p text:style-name="P1">박대출 박성중 박인숙 신보라</text:p>
      <text:p text:style-name="P1">유재중 윤상직 윤영석 윤종필</text:p>
      <text:p text:style-name="P1">윤한홍 이은권 이은재 이진복</text:p>
      <text:p text:style-name="P1">전희경 정종섭 채이배 추경호</text:p>
      <text:p text:style-name="P1">한선교</text:p>
      <text:p text:style-name="P1">김기선 김도읍 김세연 김승희</text:p>
      <text:p text:style-name="P1">김정재 김종석 김중로 김태흠</text:p>
      <text:p text:style-name="P1">김현아 민경욱 박명재 박완수</text:p>
      <text:p text:style-name="P1">성일종 안상수 오세정 유민봉</text:p>
      <text:p text:style-name="P1">유성엽 유승민 유의동 윤상현</text:p>
      <text:p text:style-name="P1">이상돈 이언주 이용득 이용호</text:p>
      <text:p text:style-name="P1">이종구 이종배 이철규 이현재</text:p>
      <text:p text:style-name="P1">임이자 장정숙 정병국 정진석</text:p>
      <text:p text:style-name="P1">정태옥 주호영 하태경 홍일표</text:p>
      <text:p text:style-name="P1"/>
      <text:p text:style-name="P1">14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도읍 김동철 김두관 김명연</text:p>
      <text:p text:style-name="P1">김민기 김병관 김병기 김병욱</text:p>
      <text:p text:style-name="P1">김삼화 김상훈 김상희 김석기</text:p>
      <text:p text:style-name="P1">김선동 김성수 김성식 김성원</text:p>
      <text:p text:style-name="P1">김성찬 金成泰 김수민 김순례</text:p>
      <text:p text:style-name="P1">김승희 김영우 김영진 김영호</text:p>
      <text:p text:style-name="P1">김정우 김정훈 김종대 김종민</text:p>
      <text:p text:style-name="P1">김종회 김진표 김철민 김태년</text:p>
      <text:p text:style-name="P1">김학용 김한정 김한표 김해영</text:p>
      <text:p text:style-name="P1">김현권 노회찬 문진국 문희상</text:p>
      <text:p text:style-name="P1">민병두 민홍철 박경미 박광온</text:p>
      <text:p text:style-name="P1">박맹우 박범계 박병석 박선숙</text:p>
      <text:p text:style-name="P1">박순자 박영선 박완주 박용진</text:p>
      <text:p text:style-name="P1"><text:soft-page-break/>박재호 박정 박주민 박주선</text:p>
      <text:p text:style-name="P1">박지원 박찬대 박홍근 백승주</text:p>
      <text:p text:style-name="P1">백재현 백혜련 변재일 서영교</text:p>
      <text:p text:style-name="P1">서청원 서형수 설훈 소병훈</text:p>
      <text:p text:style-name="P1">손혜원 송기헌 송석준 송영길</text:p>
      <text:p text:style-name="P1">송옥주 송희경 신경민 신동근</text:p>
      <text:p text:style-name="P1">신보라 신창현 심기준 심상정</text:p>
      <text:p text:style-name="P1">안규백 안민석 안호영 어기구</text:p>
      <text:p text:style-name="P1">엄용수 염동열 오신환 오영훈</text:p>
      <text:p text:style-name="P1">오제세 우상호 우원식 원유철</text:p>
      <text:p text:style-name="P1">원혜영 위성곤 유기준 유동수</text:p>
      <text:p text:style-name="P1">유승희 유은혜 윤관석 윤소하</text:p>
      <text:p text:style-name="P1">윤영일 윤재옥 윤호중 윤후덕</text:p>
      <text:p text:style-name="P1">이개호 이동섭 이만희 이명수</text:p>
      <text:p text:style-name="P1">이석현 이수혁 이양수 이완영</text:p>
      <text:p text:style-name="P1">이용득 이용주 이용호 이원욱</text:p>
      <text:p text:style-name="P1">이은재 이인영 이장우 이재정</text:p>
      <text:p text:style-name="P1">이정미 이정현 이종걸 이종명</text:p>
      <text:p text:style-name="P1">이주영 이찬열 이채익 이철규</text:p>
      <text:p text:style-name="P1">이철희 이춘석 이학영 이해찬</text:p>
      <text:p text:style-name="P1">이헌승 이훈 인재근 임이자</text:p>
      <text:p text:style-name="P1">임종성 장병완 장석춘 장제원</text:p>
      <text:p text:style-name="P1">전재수 전해철 전현희 전혜숙</text:p>
      <text:p text:style-name="P1">정동영 정성호 정세균 정양석</text:p>
      <text:p text:style-name="P1">정용기 정우택 정운천 정유섭</text:p>
      <text:p text:style-name="P1">정인화 정재호 조경태 조승래</text:p>
      <text:p text:style-name="P1">조응천 조정식 조훈현 주광덕</text:p>
      <text:p text:style-name="P1">주승용 지상욱 진선미 진영</text:p>
      <text:p text:style-name="P1">천정배 최경환(평) 최교일 최도자</text:p>
      <text:p text:style-name="P1">최연혜 최운열 최인호 추미애</text:p>
      <text:p text:style-name="P1">추혜선 표창원 한정애 함진규</text:p>
      <text:p text:style-name="P1">홍문종 홍문표 홍영표 홍의락</text:p>
      <text:p text:style-name="P1">홍익표 홍철호 황영철 황주홍</text:p>
      <text:p text:style-name="P1">황희</text:p>
      <text:p text:style-name="P1">강석호 곽상도 권성동 김무성</text:p>
      <text:p text:style-name="P1">김용태 김재원 김진태 나경원</text:p>
      <text:p text:style-name="P1">박성중 박인숙 유재중 윤상직</text:p>
      <text:p text:style-name="P1">윤영석 윤한홍 이은권 전희경</text:p>
      <text:p text:style-name="P1">정종섭 채이배 추경호 한선교</text:p>
      <text:p text:style-name="P1">김기선 김세연 김정재 김종석</text:p>
      <text:p text:style-name="P1">김중로 김태흠 김현아 민경욱</text:p>
      <text:p text:style-name="P1">박덕흠 박명재 박완수 성일종</text:p>
      <text:p text:style-name="P1">신상진 심재철 안상수 오세정</text:p>
      <text:p text:style-name="P1">유민봉 유성엽 유승민 유의동</text:p>
      <text:p text:style-name="P1">윤상현 윤종필 이상돈 이언주</text:p>
      <text:p text:style-name="P1">이종구 이종배 이진복 이태규</text:p>
      <text:p text:style-name="P1">이현재 장정숙 정갑윤 정병국</text:p>
      <text:p text:style-name="P1">정진석 정태옥 주호영 하태경</text:p>
      <text:p text:style-name="P1">홍일표</text:p>
      <text:p text:style-name="P1"/>
      <text:p text:style-name="P1">15</text:p>
      <text:p text:style-name="P1">강길부 강병원 강석진 강훈식</text:p>
      <text:p text:style-name="P1">경대수 고용진 곽대훈 권미혁</text:p>
      <text:p text:style-name="P1">권은희 권칠승 금태섭 기동민</text:p>
      <text:p text:style-name="P1">김경진 김경협 김관영 김규환</text:p>
      <text:p text:style-name="P1">김도읍 김동철 김두관 김명연</text:p>
      <text:p text:style-name="P1">김민기 김병관 김병기 김병욱</text:p>
      <text:p text:style-name="P1">김상훈 김상희 김석기 김선동</text:p>
      <text:p text:style-name="P1">김성수 김성식 김성원 김성찬</text:p>
      <text:p text:style-name="P1">金成泰 김수민 김순례 김승희</text:p>
      <text:p text:style-name="P1"><text:soft-page-break/>김영우 김영진 김영호 김정우</text:p>
      <text:p text:style-name="P1">김정재 김정훈 김종대 김종민</text:p>
      <text:p text:style-name="P1">김종석 김종회 김진표 김철민</text:p>
      <text:p text:style-name="P1">김태년 김학용 김한정 김한표</text:p>
      <text:p text:style-name="P1">김해영 김현권 노회찬 문희상</text:p>
      <text:p text:style-name="P1">민병두 민홍철 박경미 박광온</text:p>
      <text:p text:style-name="P1">박맹우 박범계 박병석 박선숙</text:p>
      <text:p text:style-name="P1">박순자 박영선 박완주 박재호</text:p>
      <text:p text:style-name="P1">박정 박주민 박주선 박찬대</text:p>
      <text:p text:style-name="P1">박홍근 백승주 백재현 백혜련</text:p>
      <text:p text:style-name="P1">변재일 서영교 서청원 설훈</text:p>
      <text:p text:style-name="P1">소병훈 손금주 손혜원 송기헌</text:p>
      <text:p text:style-name="P1">송석준 송영길 송옥주 송희경</text:p>
      <text:p text:style-name="P1">신경민 신동근 신보라 신상진</text:p>
      <text:p text:style-name="P1">신창현 심기준 안규백 안민석</text:p>
      <text:p text:style-name="P1">안호영 어기구 엄용수 염동열</text:p>
      <text:p text:style-name="P1">오신환 오영훈 오제세 우상호</text:p>
      <text:p text:style-name="P1">우원식 원유철 원혜영 위성곤</text:p>
      <text:p text:style-name="P1">유기준 유동수 유승희 유은혜</text:p>
      <text:p text:style-name="P1">윤관석 윤소하 윤영일 윤재옥</text:p>
      <text:p text:style-name="P1">윤호중 윤후덕 이개호 이군현</text:p>
      <text:p text:style-name="P1">이동섭 이만희 이명수 이상민</text:p>
      <text:p text:style-name="P1">이석현 이수혁 이양수 이완영</text:p>
      <text:p text:style-name="P1">이용득 이용주 이원욱 이은재</text:p>
      <text:p text:style-name="P1">이인영 이장우 이재정 이정미</text:p>
      <text:p text:style-name="P1">이정현 이종걸 이종명 이종배</text:p>
      <text:p text:style-name="P1">이주영 이찬열 이채익 이철규</text:p>
      <text:p text:style-name="P1">이철희 이춘석 이학영 이해찬</text:p>
      <text:p text:style-name="P1">이훈 인재근 임이자 임종성</text:p>
      <text:p text:style-name="P1">장병완 장석춘 장제원 전재수</text:p>
      <text:p text:style-name="P1">전해철 전현희 전혜숙 정동영</text:p>
      <text:p text:style-name="P1">정성호 정세균 정양석 정용기</text:p>
      <text:p text:style-name="P1">정운천 정유섭 정인화 정재호</text:p>
      <text:p text:style-name="P1">조경태 조승래 조응천 조정식</text:p>
      <text:p text:style-name="P1">조훈현 주광덕 주승용 지상욱</text:p>
      <text:p text:style-name="P1">진선미 진영 천정배 최경환(평)</text:p>
      <text:p text:style-name="P1">최교일 최도자 최연혜 최운열</text:p>
      <text:p text:style-name="P1">최인호 추미애 추혜선 표창원</text:p>
      <text:p text:style-name="P1">한정애 함진규 홍문종 홍문표</text:p>
      <text:p text:style-name="P1">홍영표 홍의락 홍익표 홍철호</text:p>
      <text:p text:style-name="P1">황영철 황주홍 황희</text:p>
      <text:p text:style-name="P1">강석호 곽상도 권성동 김기선</text:p>
      <text:p text:style-name="P1">김무성 김용태 김재원 김진태</text:p>
      <text:p text:style-name="P1">김현아 나경원 박대출 박인숙</text:p>
      <text:p text:style-name="P1">성일종 유재중 윤상직 윤영석</text:p>
      <text:p text:style-name="P1">윤종필 윤한홍 이은권 전희경</text:p>
      <text:p text:style-name="P1">정종섭 채이배 한선교</text:p>
      <text:p text:style-name="P1">김삼화 김세연 김중로 김태흠</text:p>
      <text:p text:style-name="P1">문진국 민경욱 박덕흠 박명재</text:p>
      <text:p text:style-name="P1">박성중 박완수 박용진 심재철</text:p>
      <text:p text:style-name="P1">안상수 오세정 유민봉 유성엽</text:p>
      <text:p text:style-name="P1">유승민 유의동 윤상현 이상돈</text:p>
      <text:p text:style-name="P1">이언주 이용호 이종구 이진복</text:p>
      <text:p text:style-name="P1">이태규 이헌승 이현재 장정숙</text:p>
      <text:p text:style-name="P1">정병국 정우택 정태옥 주호영</text:p>
      <text:p text:style-name="P1">추경호 하태경 홍일표</text:p>
      <text:p text:style-name="P1"/>
      <text:p text:style-name="P1">16</text:p>
      <text:p text:style-name="P1">강길부 강병원 강석진 강석호</text:p>
      <text:p text:style-name="P1">강훈식 경대수 고용진 곽대훈</text:p>
      <text:p text:style-name="P1"><text:soft-page-break/>곽상도 권미혁 권성동 권은희</text:p>
      <text:p text:style-name="P1">권칠승 금태섭 기동민 김경진</text:p>
      <text:p text:style-name="P1">김경협 김관영 김광수 김규환</text:p>
      <text:p text:style-name="P1">김기선 김도읍 김동철 김두관</text:p>
      <text:p text:style-name="P1">김명연 김무성 김민기 김병관</text:p>
      <text:p text:style-name="P1">김병기 김병욱 김삼화 김상훈</text:p>
      <text:p text:style-name="P1">김상희 김석기 김선동 김성수</text:p>
      <text:p text:style-name="P1">김성식 김성원 김성찬 김성태</text:p>
      <text:p text:style-name="P1">金成泰 김수민 김순례 김승희</text:p>
      <text:p text:style-name="P1">김영진 김영춘 김영호 김재원</text:p>
      <text:p text:style-name="P1">김정우 김정재 김종대 김종민</text:p>
      <text:p text:style-name="P1">김종석 김종회 김중로 김진표</text:p>
      <text:p text:style-name="P1">김철민 김태년 김학용 김한정</text:p>
      <text:p text:style-name="P1">김한표 김해영 나경원 노회찬</text:p>
      <text:p text:style-name="P1">문진국 문희상 민경욱 민병두</text:p>
      <text:p text:style-name="P1">민홍철 박경미 박광온 박대출</text:p>
      <text:p text:style-name="P1">박덕흠 박맹우 박범계 박병석</text:p>
      <text:p text:style-name="P1">박선숙 박순자 박영선 박완수</text:p>
      <text:p text:style-name="P1">박완주 박인숙 박재호 박정</text:p>
      <text:p text:style-name="P1">박주민 박주선 박지원 박찬대</text:p>
      <text:p text:style-name="P1">박홍근 백승주 백재현 백혜련</text:p>
      <text:p text:style-name="P1">변재일 서영교 서청원 서형수</text:p>
      <text:p text:style-name="P1">설훈 성일종 소병훈 손금주</text:p>
      <text:p text:style-name="P1">손혜원 송기헌 송석준 송옥주</text:p>
      <text:p text:style-name="P1">송희경 신경민 신보라 신상진</text:p>
      <text:p text:style-name="P1">신창현 심기준 심상정 심재철</text:p>
      <text:p text:style-name="P1">안규백 안민석 안상수 안호영</text:p>
      <text:p text:style-name="P1">어기구 엄용수 염동열 오세정</text:p>
      <text:p text:style-name="P1">오신환 오영훈 오제세 우상호</text:p>
      <text:p text:style-name="P1">우원식 원유철 원혜영 위성곤</text:p>
      <text:p text:style-name="P1">유기준 유동수 유성엽 유승민</text:p>
      <text:p text:style-name="P1">유승희 유은혜 유의동 윤관석</text:p>
      <text:p text:style-name="P1">윤상직 윤상현 윤소하 윤영석</text:p>
      <text:p text:style-name="P1">윤영일 윤재옥 윤종필 윤호중</text:p>
      <text:p text:style-name="P1">윤후덕 이개호 이동섭 이만희</text:p>
      <text:p text:style-name="P1">이명수 이상돈 이상민 이석현</text:p>
      <text:p text:style-name="P1">이수혁 이양수 이언주 이용득</text:p>
      <text:p text:style-name="P1">이용주 이용호 이원욱 이은권</text:p>
      <text:p text:style-name="P1">이은재 이인영 이장우 이재정</text:p>
      <text:p text:style-name="P1">이정미 이정현 이종걸 이종명</text:p>
      <text:p text:style-name="P1">이종배 이주영 이찬열 이철규</text:p>
      <text:p text:style-name="P1">이철희 이춘석 이태규 이학영</text:p>
      <text:p text:style-name="P1">이해찬 이현재 이훈 인재근</text:p>
      <text:p text:style-name="P1">임이자 임종성 장병완 장석춘</text:p>
      <text:p text:style-name="P1">장정숙 장제원 전재수 전해철</text:p>
      <text:p text:style-name="P1">전현희 전혜숙 정갑윤 정성호</text:p>
      <text:p text:style-name="P1">정세균 정양석 정용기 정우택</text:p>
      <text:p text:style-name="P1">정운천 정유섭 정인화 정재호</text:p>
      <text:p text:style-name="P1">정종섭 조경태 조승래 조응천</text:p>
      <text:p text:style-name="P1">조정식 조훈현 주광덕 주승용</text:p>
      <text:p text:style-name="P1">지상욱 진선미 진영 채이배</text:p>
      <text:p text:style-name="P1">천정배 최경환(평) 최교일 최도자</text:p>
      <text:p text:style-name="P1">최연혜 최운열 최인호 추경호</text:p>
      <text:p text:style-name="P1">추미애 추혜선 표창원 하태경</text:p>
      <text:p text:style-name="P1">한선교 한정애 함진규 홍문종</text:p>
      <text:p text:style-name="P1">홍문표 홍영표 홍의락 홍일표</text:p>
      <text:p text:style-name="P1">홍철호 황영철 황주홍 황희</text:p>
      <text:p text:style-name="P1">김세연 김용태 윤한홍 전희경</text:p>
      <text:p text:style-name="P1">김정훈 김진태 김태흠 김현아</text:p>
      <text:p text:style-name="P1">박명재 박성중 유민봉 유재중</text:p>
      <text:p text:style-name="P1"><text:soft-page-break/>이종구 이진복 이헌승 정병국</text:p>
      <text:p text:style-name="P1">정진석 정태옥 주호영</text:p>
      <text:p text:style-name="P1"/>
      <text:p text:style-name="P1">0</text:p>
      <text:p text:style-name="P1">강길부 강병원 강석진 강석호</text:p>
      <text:p text:style-name="P1">강훈식 경대수 고용진 곽대훈</text:p>
      <text:p text:style-name="P1">곽상도 권미혁 권성동 권은희</text:p>
      <text:p text:style-name="P1">권칠승 금태섭 기동민 김경진</text:p>
      <text:p text:style-name="P1">김경협 김관영 김광림 김광수</text:p>
      <text:p text:style-name="P1">김규환 김기선 김도읍 김동철</text:p>
      <text:p text:style-name="P1">김두관 김명연 김무성 김민기</text:p>
      <text:p text:style-name="P1">김병관 김병기 김병욱 김부겸</text:p>
      <text:p text:style-name="P1">김삼화 김상훈 김상희 김석기</text:p>
      <text:p text:style-name="P1">김선동 김성수 김성식 김성원</text:p>
      <text:p text:style-name="P1">김성찬 김성태 金成泰 김세연</text:p>
      <text:p text:style-name="P1">김수민 김순례 김승희 김영우</text:p>
      <text:p text:style-name="P1">김영주 김영진 김영춘 김영호</text:p>
      <text:p text:style-name="P1">김용태 김재원 김정우 김정재</text:p>
      <text:p text:style-name="P1">김정훈 김종대 김종민 김종석</text:p>
      <text:p text:style-name="P1">김종회 김종훈 김중로 김진태</text:p>
      <text:p text:style-name="P1">김진표 김철민 김태년 김태흠</text:p>
      <text:p text:style-name="P1">김학용 김한정 김한표 김해영</text:p>
      <text:p text:style-name="P1">김현권 김현미 김현아 나경원</text:p>
      <text:p text:style-name="P1">남인순 노웅래 노회찬 도종환</text:p>
      <text:p text:style-name="P1">문진국 문희상 민경욱 민병두</text:p>
      <text:p text:style-name="P1">민홍철 박경미 박광온 박대출</text:p>
      <text:p text:style-name="P1">박덕흠 박맹우 박명재 박범계</text:p>
      <text:p text:style-name="P1">박병석 박선숙 박성중 박순자</text:p>
      <text:p text:style-name="P1">박영선 박완수 박완주 박용진</text:p>
      <text:p text:style-name="P1">박인숙 박재호 박정 박주민</text:p>
      <text:p text:style-name="P1">박주선 박지원 박찬대 박홍근</text:p>
      <text:p text:style-name="P1">백승주 백재현 백혜련 변재일</text:p>
      <text:p text:style-name="P1">서영교 서청원 서형수 설훈</text:p>
      <text:p text:style-name="P1">성일종 소병훈 손금주 손혜원</text:p>
      <text:p text:style-name="P1">송기헌 송석준 송영길 송옥주</text:p>
      <text:p text:style-name="P1">송희경 신경민 신동근 신보라</text:p>
      <text:p text:style-name="P1">신상진 신용현 신창현 심기준</text:p>
      <text:p text:style-name="P1">심상정 심재권 심재철 안규백</text:p>
      <text:p text:style-name="P1">안민석 안상수 안호영 어기구</text:p>
      <text:p text:style-name="P1">엄용수 염동열 오세정 오신환</text:p>
      <text:p text:style-name="P1">오영훈 오제세 우상호 우원식</text:p>
      <text:p text:style-name="P1">원유철 원혜영 위성곤 유기준</text:p>
      <text:p text:style-name="P1">유동수 유민봉 유성엽 유승민</text:p>
      <text:p text:style-name="P1">유승희 유은혜 유의동 유재중</text:p>
      <text:p text:style-name="P1">윤관석 윤상직 윤상현 윤소하</text:p>
      <text:p text:style-name="P1">윤영석 윤영일 윤재옥 윤종필</text:p>
      <text:p text:style-name="P1">윤한홍 윤호중 윤후덕 이개호</text:p>
      <text:p text:style-name="P1">이군현 이동섭 이만희 이명수</text:p>
      <text:p text:style-name="P1">이상돈 이상민 이석현 이수혁</text:p>
      <text:p text:style-name="P1">이양수 이언주 이완영 이용득</text:p>
      <text:p text:style-name="P1">이용주 이용호 이원욱 이은권</text:p>
      <text:p text:style-name="P1">이은재 이인영 이장우 이재정</text:p>
      <text:p text:style-name="P1">이정미 이정현 이종걸 이종구</text:p>
      <text:p text:style-name="P1">이종명 이종배 이주영 이진복</text:p>
      <text:p text:style-name="P1">이찬열 이채익 이철규 이철희</text:p>
      <text:p text:style-name="P1">이춘석 이태규 이학영 이학재</text:p>
      <text:p text:style-name="P1">이해찬 이헌승 이현재 이훈</text:p>
      <text:p text:style-name="P1">인재근 임이자 임종성 장병완</text:p>
      <text:p text:style-name="P1">장석춘 장정숙 장제원 전재수</text:p>
      <text:p text:style-name="P1">전해철 전현희 전혜숙 전희경</text:p>
      <text:p text:style-name="P1"><text:soft-page-break/>정갑윤 정동영 정병국 정성호</text:p>
      <text:p text:style-name="P1">정세균 정양석 정용기 정우택</text:p>
      <text:p text:style-name="P1">정운천 정유섭 정인화 정재호</text:p>
      <text:p text:style-name="P1">정종섭 정진석 정춘숙 정태옥</text:p>
      <text:p text:style-name="P1">제윤경 조경태 조승래 조원진</text:p>
      <text:p text:style-name="P1">조응천 조정식 조훈현 주광덕</text:p>
      <text:p text:style-name="P1">주승용 주호영 지상욱 진선미</text:p>
      <text:p text:style-name="P1">진영 채이배 천정배 최경환(평)</text:p>
      <text:p text:style-name="P1">최교일 최도자 최연혜 최운열</text:p>
      <text:p text:style-name="P1">최인호 추경호 추미애 추혜선</text:p>
      <text:p text:style-name="P1">표창원 하태경 한선교 한정애</text:p>
      <text:p text:style-name="P1">함진규 홍문종 홍문표 홍영표</text:p>
      <text:p text:style-name="P1">홍의락 홍익표 홍일표 홍철호</text:p>
      <text:p text:style-name="P1">황영철 황주홍 황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20:32:08.121839067</dc:date>
    <meta:editing-duration>PT9M31S</meta:editing-duration>
    <meta:editing-cycles>1</meta:editing-cycles>
    <meta:document-statistic meta:table-count="0" meta:image-count="0" meta:object-count="0" meta:page-count="20" meta:paragraph-count="1138" meta:word-count="13210" meta:character-count="16505" meta:non-whitespace-character-count="13217"/>
    <meta:generator>LibreOffice/5.1.6.2$Linux_X86_64 LibreOffice_project/10m0$Build-2</meta:generator>
  </office:meta>
</office:document-meta>
</file>